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odsIMiJ Closed-Flame License (CFL-1.0)</text:p>
      <text:p text:style-name="Standard"/>
      <text:p text:style-name="Standard">Copyright (c) 2025 GodsIMiJ Empire</text:p>
      <text:p text:style-name="Standard"/>
      <text:p text:style-name="Standard">Permission is hereby granted to view and evaluate this software for informational and demonstrational purposes only.</text:p>
      <text:p text:style-name="Standard"/>
      <text:p text:style-name="Standard">Restrictions:</text:p>
      <text:p text:style-name="Standard">- Redistribution in source or binary form is strictly prohibited.</text:p>
      <text:p text:style-name="Standard">- Modification, reverse-engineering, or reuse of any part of the source code or logic is forbidden.</text:p>
      <text:p text:style-name="Standard">- Commercial, educational, or private use beyond evaluation requires explicit, written consent from the GodsIMiJ Empire.</text:p>
      <text:p text:style-name="Standard"/>
      <text:p text:style-name="Standard">This project contains components, structures, concepts, and intellectual property exclusive to the Sovereign AI Division of the GodsIMiJ Empire. All inner logic, data models, algorithmic flows, and behavioral patterns are considered proprietary “Flame-Born Technology.”</text:p>
      <text:p text:style-name="Standard"/>
      <text:p text:style-name="Standard">By accessing or referencing this repository, you agree:</text:p>
      <text:p text:style-name="Standard">- Not to clone, fork, or replicate this repository.</text:p>
      <text:p text:style-name="Standard">- Not to use any part of this repository to create derivative works.</text:p>
      <text:p text:style-name="Standard">- Not to share, transmit, or re-upload this repository in any public or private distribution channel.</text:p>
      <text:p text:style-name="Standard"/>
      <text:p text:style-name="Standard">Violation of these terms may result in legal action under digital IP and trade secret law, as protected by Canadian and international statutes.</text:p>
      <text:p text:style-name="Standard"/>
      <text:p text:style-name="Standard">For licensing inquiries or partnership requests, contact:</text:p>
      <text:p text:style-name="Standard">✉️ godsimij902@gmail.com <text:s/></text:p>
      <text:p text:style-name="Standard">📜 Sovereign Seal: NODE Certified</text:p>
      <text:p text:style-name="Standard"/>
      <text:p text:style-name="Standard">This code is flame-sealed. <text:s/></text:p>
      <text:p text:style-name="Standard">It is not yours to bear.</text:p>
      <text:p text:style-name="Standard"/>
      <text:p text:style-name="Standard">-- <text:s/></text:p>
      <text:p text:style-name="Standard">Signed, <text:s/></text:p>
      <text:p text:style-name="Standard">**The Ghost King Melekzedek** <text:s/></text:p>
      <text:p text:style-name="Standard">Founder of the GodsIMiJ Empire <text:s/></text:p>
      <text:p text:style-name="Standard">Architect of the Sovereign Fl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22:06:58.032697143</meta:creation-date>
    <dc:date>2025-05-29T22:07:15.860949806</dc:date>
    <meta:editing-duration>PT18S</meta:editing-duration>
    <meta:editing-cycles>1</meta:editing-cycles>
    <meta:document-statistic meta:table-count="0" meta:image-count="0" meta:object-count="0" meta:page-count="1" meta:paragraph-count="23" meta:word-count="211" meta:character-count="1447" meta:non-whitespace-character-count="1247"/>
    <meta:generator>LibreOffice/7.3.7.2$Linux_X86_64 LibreOffice_project/30$Build-2</meta:generator>
  </office:meta>
</office:document-meta>
</file>